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0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2461878913642279472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379810805939699661" text:style-name="L2">
        <text:list-item>
          <text:p text:style-name="P9">1:42.3 <text:tab/>5. <text:s/>1:39.6</text:p>
        </text:list-item>
      </text:list>
      <text:list xml:id="list315926526534877188" text:style-name="L3">
        <text:list-item>
          <text:p text:style-name="P10">1:43.3<text:tab/><text:tab/>6. <text:s/>1:38.3</text:p>
        </text:list-item>
        <text:list-item>
          <text:p text:style-name="P10">1:46.0<text:tab/><text:tab/>7. <text:s/>1:39.1</text:p>
        </text:list-item>
        <text:list-item>
          <text:p text:style-name="P10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337356001614480593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  <text:p text:style-name="P3"/>
      <text:p text:style-name="P2">Sat 8/6/16: <text:s/><text:span text:style-name="T1">2miles</text:span> </text:p>
      <text:p text:style-name="P2">I walked and ran 2 miles in 23:40. <text:s/>I walked 0.15 miles at the beginning of each mile. </text:p>
      <text:p text:style-name="P2"/>
      <text:p text:style-name="P2">Sun 8/7/16: <text:s/><text:span text:style-name="T1">1.5 miles</text:span></text:p>
      <text:p text:style-name="P2">I walked and ran 1.5 miles</text:p>
      <text:p text:style-name="P2"/>
      <text:p text:style-name="P2">Mon 8/8/16: <text:s/><text:span text:style-name="T1">1.5 miles</text:span></text:p>
      <text:p text:style-name="P2">I walked and ran 1.5 miles</text:p>
      <text:p text:style-name="P2"/>
      <text:p text:style-name="P2">Tues 8/9/16: <text:s/><text:span text:style-name="T1">1.5 miles</text:span></text:p>
      <text:p text:style-name="P2">I walked and ran 1.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9T08:45:47.13</dc:date>
    <dc:creator>James Lombardi</dc:creator>
    <meta:editing-duration>PT14H49M37S</meta:editing-duration>
    <meta:editing-cycles>119</meta:editing-cycles>
    <meta:document-statistic meta:table-count="0" meta:image-count="0" meta:object-count="0" meta:page-count="4" meta:paragraph-count="83" meta:word-count="954" meta:character-count="4756"/>
  </office:meta>
</office:document-meta>
</file>